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51f8" officeooo:paragraph-rsid="001851f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51f8" officeooo:paragraph-rsid="001a5ca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851f8" officeooo:paragraph-rsid="001851f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851f8" officeooo:paragraph-rsid="001a5ca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851f8" officeooo:paragraph-rsid="001b267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851f8" officeooo:paragraph-rsid="001b5d4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851f8" officeooo:paragraph-rsid="001c705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851f8" officeooo:paragraph-rsid="001dff2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851f8" officeooo:paragraph-rsid="00202c9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officeooo:rsid="001b5d49" officeooo:paragraph-rsid="001b5d49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fo:font-weight="bold" officeooo:rsid="00202c9e" officeooo:paragraph-rsid="00202c9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851f8" officeooo:paragraph-rsid="001a5caa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bold" officeooo:rsid="00191a6a" officeooo:paragraph-rsid="00191a6a" style:font-weight-asian="bold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bold" officeooo:rsid="00191a6a" officeooo:paragraph-rsid="001b2671" style:font-weight-asian="bold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bold" officeooo:rsid="00191a6a" officeooo:paragraph-rsid="001b5d49" style:font-weight-asian="bold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bold" officeooo:rsid="00191a6a" officeooo:paragraph-rsid="001c7056" style:font-weight-asian="bold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weight="bold" officeooo:rsid="00191a6a" officeooo:paragraph-rsid="001dff25" style:font-weight-asian="bold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fo:font-weight="bold" officeooo:rsid="00191a6a" officeooo:paragraph-rsid="00202c9e" style:font-weight-asian="bold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fo:font-weight="bold" officeooo:rsid="00191a6a" officeooo:paragraph-rsid="0020808a" style:font-weight-asian="bold" style:font-weight-complex="bold"/>
    </style:style>
    <style:style style:name="P20" style:family="paragraph" style:parent-style-name="Standard" style:list-style-name="L2">
      <style:paragraph-properties fo:text-align="justify" style:justify-single-word="false"/>
      <style:text-properties fo:font-weight="bold" officeooo:rsid="001a5caa" officeooo:paragraph-rsid="001a5caa" style:font-weight-asian="bold" style:font-weight-complex="bold"/>
    </style:style>
    <style:style style:name="P21" style:family="paragraph" style:parent-style-name="Standard" style:list-style-name="L3">
      <style:paragraph-properties fo:text-align="justify" style:justify-single-word="false"/>
      <style:text-properties fo:font-weight="bold" officeooo:rsid="001a5caa" officeooo:paragraph-rsid="001b2671" style:font-weight-asian="bold" style:font-weight-complex="bold"/>
    </style:style>
    <style:style style:name="P22" style:family="paragraph" style:parent-style-name="Standard" style:list-style-name="L4">
      <style:paragraph-properties fo:text-align="justify" style:justify-single-word="false"/>
      <style:text-properties fo:font-weight="bold" officeooo:rsid="001a5caa" officeooo:paragraph-rsid="001b2671" style:font-weight-asian="bold" style:font-weight-complex="bold"/>
    </style:style>
    <style:style style:name="P23" style:family="paragraph" style:parent-style-name="Standard" style:list-style-name="L5">
      <style:paragraph-properties fo:text-align="justify" style:justify-single-word="false"/>
      <style:text-properties fo:font-weight="bold" officeooo:rsid="001a5caa" officeooo:paragraph-rsid="001b5d49" style:font-weight-asian="bold" style:font-weight-complex="bold"/>
    </style:style>
    <style:style style:name="P24" style:family="paragraph" style:parent-style-name="Standard" style:list-style-name="L6">
      <style:paragraph-properties fo:text-align="justify" style:justify-single-word="false"/>
      <style:text-properties fo:font-weight="bold" officeooo:rsid="001a5caa" officeooo:paragraph-rsid="001b5d49" style:font-weight-asian="bold" style:font-weight-complex="bold"/>
    </style:style>
    <style:style style:name="P25" style:family="paragraph" style:parent-style-name="Standard" style:list-style-name="L7">
      <style:paragraph-properties fo:text-align="justify" style:justify-single-word="false"/>
      <style:text-properties fo:font-weight="bold" officeooo:rsid="001a5caa" officeooo:paragraph-rsid="001c7056" style:font-weight-asian="bold" style:font-weight-complex="bold"/>
    </style:style>
    <style:style style:name="P26" style:family="paragraph" style:parent-style-name="Standard" style:list-style-name="L8">
      <style:paragraph-properties fo:text-align="justify" style:justify-single-word="false"/>
      <style:text-properties fo:font-weight="bold" officeooo:rsid="001a5caa" officeooo:paragraph-rsid="001dff25" style:font-weight-asian="bold" style:font-weight-complex="bold"/>
    </style:style>
    <style:style style:name="P27" style:family="paragraph" style:parent-style-name="Standard" style:list-style-name="L9">
      <style:paragraph-properties fo:text-align="justify" style:justify-single-word="false"/>
      <style:text-properties fo:font-weight="bold" officeooo:rsid="001a5caa" officeooo:paragraph-rsid="00202c9e" style:font-weight-asian="bold" style:font-weight-complex="bold"/>
    </style:style>
    <style:style style:name="P28" style:family="paragraph" style:parent-style-name="Standard" style:list-style-name="L10">
      <style:paragraph-properties fo:text-align="justify" style:justify-single-word="false"/>
      <style:text-properties fo:font-weight="bold" officeooo:rsid="001a5caa" officeooo:paragraph-rsid="0020808a" style:font-weight-asian="bold" style:font-weight-complex="bold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12pt" fo:font-weight="bold" officeooo:rsid="001a5caa" officeooo:paragraph-rsid="001a5caa" style:font-size-asian="10.5pt" style:font-weight-asian="bold" style:font-size-complex="12pt" style:font-weight-complex="bold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2pt" fo:font-weight="bold" officeooo:rsid="001a5caa" officeooo:paragraph-rsid="001b2671" style:font-size-asian="10.5pt" style:font-weight-asian="bold" style:font-size-complex="12pt" style:font-weight-complex="bold"/>
    </style:style>
    <style:style style:name="P31" style:family="paragraph" style:parent-style-name="Standard" style:list-style-name="L4">
      <style:paragraph-properties fo:text-align="justify" style:justify-single-word="false"/>
      <style:text-properties fo:font-size="12pt" fo:font-weight="bold" officeooo:rsid="001a5caa" officeooo:paragraph-rsid="001b2671" style:font-size-asian="10.5pt" style:font-weight-asian="bold" style:font-size-complex="12pt" style:font-weight-complex="bold"/>
    </style:style>
    <style:style style:name="P32" style:family="paragraph" style:parent-style-name="Standard" style:list-style-name="L5">
      <style:paragraph-properties fo:text-align="justify" style:justify-single-word="false"/>
      <style:text-properties fo:font-size="12pt" fo:font-weight="bold" officeooo:rsid="001a5caa" officeooo:paragraph-rsid="001b5d49" style:font-size-asian="10.5pt" style:font-weight-asian="bold" style:font-size-complex="12pt" style:font-weight-complex="bold"/>
    </style:style>
    <style:style style:name="P33" style:family="paragraph" style:parent-style-name="Standard" style:list-style-name="L6">
      <style:paragraph-properties fo:text-align="justify" style:justify-single-word="false"/>
      <style:text-properties fo:font-size="12pt" fo:font-weight="bold" officeooo:rsid="001a5caa" officeooo:paragraph-rsid="001b5d49" style:font-size-asian="10.5pt" style:font-weight-asian="bold" style:font-size-complex="12pt" style:font-weight-complex="bold"/>
    </style:style>
    <style:style style:name="P34" style:family="paragraph" style:parent-style-name="Standard" style:list-style-name="L7">
      <style:paragraph-properties fo:text-align="justify" style:justify-single-word="false"/>
      <style:text-properties fo:font-size="12pt" fo:font-weight="bold" officeooo:rsid="001a5caa" officeooo:paragraph-rsid="001c7056" style:font-size-asian="10.5pt" style:font-weight-asian="bold" style:font-size-complex="12pt" style:font-weight-complex="bold"/>
    </style:style>
    <style:style style:name="P35" style:family="paragraph" style:parent-style-name="Standard" style:list-style-name="L8">
      <style:paragraph-properties fo:text-align="justify" style:justify-single-word="false"/>
      <style:text-properties fo:font-size="12pt" fo:font-weight="bold" officeooo:rsid="001a5caa" officeooo:paragraph-rsid="001dff25" style:font-size-asian="10.5pt" style:font-weight-asian="bold" style:font-size-complex="12pt" style:font-weight-complex="bold"/>
    </style:style>
    <style:style style:name="P36" style:family="paragraph" style:parent-style-name="Standard" style:list-style-name="L9">
      <style:paragraph-properties fo:text-align="justify" style:justify-single-word="false"/>
      <style:text-properties fo:font-size="12pt" fo:font-weight="bold" officeooo:rsid="001a5caa" officeooo:paragraph-rsid="00202c9e" style:font-size-asian="10.5pt" style:font-weight-asian="bold" style:font-size-complex="12pt" style:font-weight-complex="bold"/>
    </style:style>
    <style:style style:name="P37" style:family="paragraph" style:parent-style-name="Standard" style:list-style-name="L10">
      <style:paragraph-properties fo:text-align="justify" style:justify-single-word="false"/>
      <style:text-properties fo:font-size="12pt" fo:font-weight="bold" officeooo:rsid="001a5caa" officeooo:paragraph-rsid="0020808a" style:font-size-asian="10.5pt" style:font-weight-asian="bold" style:font-size-complex="12pt" style:font-weight-complex="bold"/>
    </style:style>
    <style:style style:name="P38" style:family="paragraph" style:parent-style-name="Standard" style:list-style-name="L2">
      <style:paragraph-properties fo:text-align="justify" style:justify-single-word="false"/>
      <style:text-properties fo:font-size="12pt" fo:font-weight="bold" officeooo:rsid="001b2671" officeooo:paragraph-rsid="001b2671" style:font-size-asian="10.5pt" style:font-weight-asian="bold" style:font-size-complex="12pt" style:font-weight-complex="bold"/>
    </style:style>
    <style:style style:name="P39" style:family="paragraph" style:parent-style-name="Standard" style:list-style-name="L3">
      <style:paragraph-properties fo:text-align="justify" style:justify-single-word="false"/>
      <style:text-properties fo:font-size="12pt" fo:font-weight="bold" officeooo:rsid="001b2671" officeooo:paragraph-rsid="001b2671" style:font-size-asian="10.5pt" style:font-weight-asian="bold" style:font-size-complex="12pt" style:font-weight-complex="bold"/>
    </style:style>
    <style:style style:name="P40" style:family="paragraph" style:parent-style-name="Standard" style:list-style-name="L4">
      <style:paragraph-properties fo:text-align="justify" style:justify-single-word="false"/>
      <style:text-properties fo:font-size="12pt" fo:font-weight="bold" officeooo:rsid="001b2671" officeooo:paragraph-rsid="001b2671" style:font-size-asian="10.5pt" style:font-weight-asian="bold" style:font-size-complex="12pt" style:font-weight-complex="bold"/>
    </style:style>
    <style:style style:name="P41" style:family="paragraph" style:parent-style-name="Standard" style:list-style-name="L4">
      <style:paragraph-properties fo:text-align="justify" style:justify-single-word="false"/>
      <style:text-properties fo:font-size="12pt" fo:font-weight="bold" officeooo:rsid="001b2671" officeooo:paragraph-rsid="001c7056" style:font-size-asian="10.5pt" style:font-weight-asian="bold" style:font-size-complex="12pt" style:font-weight-complex="bold"/>
    </style:style>
    <style:style style:name="P42" style:family="paragraph" style:parent-style-name="Standard" style:list-style-name="L5">
      <style:paragraph-properties fo:text-align="justify" style:justify-single-word="false"/>
      <style:text-properties fo:font-size="12pt" fo:font-weight="bold" officeooo:rsid="001b2671" officeooo:paragraph-rsid="001b5d49" style:font-size-asian="10.5pt" style:font-weight-asian="bold" style:font-size-complex="12pt" style:font-weight-complex="bold"/>
    </style:style>
    <style:style style:name="P43" style:family="paragraph" style:parent-style-name="Standard" style:list-style-name="L6">
      <style:paragraph-properties fo:text-align="justify" style:justify-single-word="false"/>
      <style:text-properties fo:font-size="12pt" fo:font-weight="bold" officeooo:rsid="001b2671" officeooo:paragraph-rsid="001b5d49" style:font-size-asian="10.5pt" style:font-weight-asian="bold" style:font-size-complex="12pt" style:font-weight-complex="bold"/>
    </style:style>
    <style:style style:name="P44" style:family="paragraph" style:parent-style-name="Standard" style:list-style-name="L7">
      <style:paragraph-properties fo:text-align="justify" style:justify-single-word="false"/>
      <style:text-properties fo:font-size="12pt" fo:font-weight="bold" officeooo:rsid="001b2671" officeooo:paragraph-rsid="001c7056" style:font-size-asian="10.5pt" style:font-weight-asian="bold" style:font-size-complex="12pt" style:font-weight-complex="bold"/>
    </style:style>
    <style:style style:name="P45" style:family="paragraph" style:parent-style-name="Standard" style:list-style-name="L8">
      <style:paragraph-properties fo:text-align="justify" style:justify-single-word="false"/>
      <style:text-properties fo:font-size="12pt" fo:font-weight="bold" officeooo:rsid="001b2671" officeooo:paragraph-rsid="001dff25" style:font-size-asian="10.5pt" style:font-weight-asian="bold" style:font-size-complex="12pt" style:font-weight-complex="bold"/>
    </style:style>
    <style:style style:name="P46" style:family="paragraph" style:parent-style-name="Standard" style:list-style-name="L9">
      <style:paragraph-properties fo:text-align="justify" style:justify-single-word="false"/>
      <style:text-properties fo:font-size="12pt" fo:font-weight="bold" officeooo:rsid="001b2671" officeooo:paragraph-rsid="00202c9e" style:font-size-asian="10.5pt" style:font-weight-asian="bold" style:font-size-complex="12pt" style:font-weight-complex="bold"/>
    </style:style>
    <style:style style:name="P47" style:family="paragraph" style:parent-style-name="Standard" style:list-style-name="L10">
      <style:paragraph-properties fo:text-align="justify" style:justify-single-word="false"/>
      <style:text-properties fo:font-size="12pt" fo:font-weight="bold" officeooo:rsid="001b2671" officeooo:paragraph-rsid="0020808a" style:font-size-asian="10.5pt" style:font-weight-asian="bold" style:font-size-complex="12pt" style:font-weight-complex="bold"/>
    </style:style>
    <style:style style:name="P48" style:family="paragraph" style:parent-style-name="Standard" style:list-style-name="L6">
      <style:paragraph-properties fo:text-align="justify" style:justify-single-word="false"/>
      <style:text-properties fo:font-size="12pt" fo:font-weight="bold" officeooo:rsid="001b5d49" officeooo:paragraph-rsid="001b5d49" style:font-size-asian="10.5pt" style:font-weight-asian="bold" style:font-size-complex="12pt" style:font-weight-complex="bold"/>
    </style:style>
    <style:style style:name="P49" style:family="paragraph" style:parent-style-name="Standard" style:list-style-name="L7">
      <style:paragraph-properties fo:text-align="justify" style:justify-single-word="false"/>
      <style:text-properties fo:font-size="12pt" fo:font-weight="bold" officeooo:rsid="001b5d49" officeooo:paragraph-rsid="001c7056" style:font-size-asian="10.5pt" style:font-weight-asian="bold" style:font-size-complex="12pt" style:font-weight-complex="bold"/>
    </style:style>
    <style:style style:name="P50" style:family="paragraph" style:parent-style-name="Standard" style:list-style-name="L10">
      <style:paragraph-properties fo:text-align="justify" style:justify-single-word="false"/>
      <style:text-properties fo:font-size="12pt" fo:font-weight="bold" officeooo:rsid="0020808a" officeooo:paragraph-rsid="0020808a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2pt" fo:font-weight="normal" officeooo:rsid="001b2671" officeooo:paragraph-rsid="001b267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weight="normal" officeooo:rsid="001b2671" officeooo:paragraph-rsid="001b5d49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weight="normal" officeooo:rsid="001b2671" officeooo:paragraph-rsid="001c7056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weight="normal" officeooo:rsid="001b2671" officeooo:paragraph-rsid="001dff2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weight="normal" officeooo:rsid="001b5d49" officeooo:paragraph-rsid="001c7056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fo:font-weight="normal" officeooo:rsid="001b5d49" officeooo:paragraph-rsid="001dff25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2pt" fo:font-weight="normal" officeooo:rsid="001b5d49" officeooo:paragraph-rsid="00202c9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weight="normal" officeooo:rsid="001b5d49" officeooo:paragraph-rsid="0020808a" style:font-size-asian="10.5pt" style:font-weight-asian="normal" style:font-size-complex="12pt" style:font-weight-complex="normal"/>
    </style:style>
    <style:style style:name="T1" style:family="text">
      <style:text-properties officeooo:rsid="00191a6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5caa" style:font-weight-asian="normal" style:font-weight-complex="normal"/>
    </style:style>
    <style:style style:name="T4" style:family="text">
      <style:text-properties fo:font-weight="normal" officeooo:rsid="001b2671" style:font-weight-asian="normal" style:font-weight-complex="normal"/>
    </style:style>
    <style:style style:name="T5" style:family="text">
      <style:text-properties fo:font-weight="normal" officeooo:rsid="001b5d49" style:font-weight-asian="normal" style:font-weight-complex="normal"/>
    </style:style>
    <style:style style:name="T6" style:family="text">
      <style:text-properties fo:font-weight="normal" officeooo:rsid="001c7056" style:font-weight-asian="normal" style:font-weight-complex="normal"/>
    </style:style>
    <style:style style:name="T7" style:family="text">
      <style:text-properties fo:font-weight="normal" officeooo:rsid="001dff25" style:font-weight-asian="normal" style:font-weight-complex="normal"/>
    </style:style>
    <style:style style:name="T8" style:family="text">
      <style:text-properties fo:font-weight="normal" officeooo:rsid="00202c9e" style:font-weight-asian="normal" style:font-weight-complex="normal"/>
    </style:style>
    <style:style style:name="T9" style:family="text">
      <style:text-properties fo:font-weight="normal" officeooo:rsid="0020808a" style:font-weight-asian="normal" style:font-weight-complex="normal"/>
    </style:style>
    <style:style style:name="T10" style:family="text">
      <style:text-properties officeooo:rsid="001a5caa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1b2671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1b5d49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1c7056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202c9e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20808a" style:font-size-asian="10pt" style:font-weight-asian="normal" style:font-size-complex="10pt" style:font-weight-complex="normal"/>
    </style:style>
    <style:style style:name="T17" style:family="text">
      <style:text-properties fo:font-size="16pt" officeooo:rsid="001a5caa" style:font-size-asian="16pt" style:font-size-complex="16pt"/>
    </style:style>
    <style:style style:name="T18" style:family="text">
      <style:text-properties officeooo:rsid="00202c9e"/>
    </style:style>
    <style:style style:name="T19" style:family="text">
      <style:text-properties officeooo:rsid="002080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MForms project <text:span text:style-name="T1">API</text:span></text:p>
      <text:p text:style-name="P2"/>
      <text:p text:style-name="P4"><text:span text:style-name="T17">User Forms</text:span> </text:p>
      <text:p text:style-name="P3"/>
      <text:list xml:id="list419956401360419210" text:style-name="L1">
        <text:list-item>
          <text:p text:style-name="P13">UR<text:span text:style-name="T10">L : <text:s text:c="3"/></text:span><text:span text:style-name="T2">/</text:span><text:span text:style-name="T3">forms</text:span></text:p>
        </text:list-item>
      </text:list>
      <text:list xml:id="list4972721145129368970" text:style-name="L2">
        <text:list-item>
          <text:p text:style-name="P20">Method: <text:s/><text:span text:style-name="T11">GET</text:span></text:p>
        </text:list-item>
        <text:list-item>
          <text:p text:style-name="P29">Success Response:</text:p>
          <text:list>
            <text:list-item>
              <text:p text:style-name="P29">Code: <text:span text:style-name="T2">200</text:span></text:p>
            </text:list-item>
            <text:list-item>
              <text:p text:style-name="P29">Content: <text:span text:style-name="T4">{‘title’: ‘ITC 8’ ...}</text:span></text:p>
            </text:list-item>
          </text:list>
        </text:list-item>
        <text:list-item>
          <text:p text:style-name="P29">Error Response:</text:p>
          <text:list>
            <text:list-item>
              <text:p text:style-name="P38">Code: <text:span text:style-name="T2">401 UNAUTHORIZED </text:span></text:p>
            </text:list-item>
            <text:list-item>
              <text:p text:style-name="P38">Content: <text:span text:style-name="T2">{ error : "You are unauthorized to make this request." }</text:span></text:p>
            </text:list-item>
          </text:list>
        </text:list-item>
      </text:list>
      <text:p text:style-name="P51"/>
      <text:p text:style-name="P51"/>
      <text:p text:style-name="P5"/>
      <text:list xml:id="list235152306132488" text:continue-list="list419956401360419210" text:style-name="L1">
        <text:list-item>
          <text:p text:style-name="P14">UR<text:span text:style-name="T10">L : <text:s text:c="3"/></text:span><text:span text:style-name="T2">/</text:span><text:span text:style-name="T3">forms</text:span></text:p>
        </text:list-item>
      </text:list>
      <text:list xml:id="list6647217426660842642" text:style-name="L3">
        <text:list-item>
          <text:p text:style-name="P21">Method: <text:s/><text:span text:style-name="T12">POST</text:span></text:p>
        </text:list-item>
        <text:list-item>
          <text:p text:style-name="P30">Success Response:</text:p>
          <text:list>
            <text:list-item>
              <text:p text:style-name="P30">Code: <text:span text:style-name="T2">200</text:span></text:p>
            </text:list-item>
          </text:list>
        </text:list-item>
        <text:list-item>
          <text:p text:style-name="P30">Error Response:</text:p>
          <text:list>
            <text:list-item>
              <text:p text:style-name="P39">Code: <text:span text:style-name="T2">101 </text:span></text:p>
            </text:list-item>
            <text:list-item>
              <text:p text:style-name="P39">Content<text:span text:style-name="T2">: { error : " Permission Denied" }</text:span></text:p>
            </text:list-item>
          </text:list>
        </text:list-item>
      </text:list>
      <text:p text:style-name="P51"/>
      <text:p text:style-name="P1"/>
      <text:p text:style-name="P5"/>
      <text:list xml:id="list235153942687839" text:continue-list="list235152306132488" text:style-name="L1">
        <text:list-item>
          <text:p text:style-name="P14">UR<text:span text:style-name="T10">L : <text:s text:c="3"/></text:span><text:span text:style-name="T2">/</text:span><text:span text:style-name="T3">forms/:</text:span><text:span text:style-name="T4">id</text:span></text:p>
        </text:list-item>
      </text:list>
      <text:list xml:id="list1413638614519358536" text:style-name="L4">
        <text:list-item>
          <text:p text:style-name="P22">Method: <text:s/><text:span text:style-name="T12">DELETE</text:span></text:p>
        </text:list-item>
        <text:list-item>
          <text:p text:style-name="P31">Success Response:</text:p>
          <text:list>
            <text:list-item>
              <text:p text:style-name="P31">Code: <text:span text:style-name="T2">200</text:span></text:p>
            </text:list-item>
          </text:list>
        </text:list-item>
        <text:list-item>
          <text:p text:style-name="P31">Error Response:</text:p>
          <text:list>
            <text:list-item>
              <text:p text:style-name="P40">Code: <text:span text:style-name="T2">101 </text:span></text:p>
            </text:list-item>
            <text:list-item>
              <text:p text:style-name="P40">Content<text:span text:style-name="T2">: { error : " Permission Denied" }</text:span></text:p>
            </text:list-item>
          </text:list>
        </text:list-item>
      </text:list>
      <text:p text:style-name="P51"/>
      <text:list xml:id="list235154004090722" text:continue-numbering="true" text:style-name="L4">
        <text:list-item>
          <text:list>
            <text:list-item>
              <text:p text:style-name="P40">Code<text:span text:style-name="T2">: <text:s/>404 </text:span><text:span text:style-name="T5">NOT FOUND</text:span></text:p>
            </text:list-item>
            <text:list-item>
              <text:p text:style-name="P41"><text:span text:style-name="T2">{ error : " </text:span><text:span text:style-name="T6">form not found</text:span><text:span text:style-name="T2">" }</text:span></text:p>
            </text:list-item>
          </text:list>
        </text:list-item>
      </text:list>
      <text:p text:style-name="P55"/>
      <text:p text:style-name="P51"/>
      <text:p text:style-name="P51"/>
      <text:p text:style-name="P6"/>
      <text:list xml:id="list235153452179959" text:continue-list="list235153942687839" text:style-name="L1">
        <text:list-item>
          <text:p text:style-name="P15">UR<text:span text:style-name="T10">L : <text:s text:c="3"/></text:span><text:span text:style-name="T2">/</text:span><text:span text:style-name="T3">forms/:</text:span><text:span text:style-name="T4">id</text:span></text:p>
        </text:list-item>
      </text:list>
      <text:list xml:id="list3182286858346744291" text:style-name="L5">
        <text:list-item>
          <text:p text:style-name="P23">Method: <text:s/><text:span text:style-name="T13">PUT</text:span></text:p>
        </text:list-item>
        <text:list-item>
          <text:p text:style-name="P32">Success Response:</text:p>
          <text:list>
            <text:list-item>
              <text:p text:style-name="P32">Code: <text:span text:style-name="T2">200</text:span></text:p>
            </text:list-item>
          </text:list>
        </text:list-item>
        <text:list-item>
          <text:p text:style-name="P32">Error Response:</text:p>
          <text:list>
            <text:list-item>
              <text:p text:style-name="P42">Code: <text:span text:style-name="T2">101 </text:span></text:p>
            </text:list-item>
            <text:list-item>
              <text:p text:style-name="P42">Content<text:span text:style-name="T2">: { error : " Permission Denied" }</text:span></text:p>
            </text:list-item>
          </text:list>
        </text:list-item>
      </text:list>
      <text:p text:style-name="P52"><text:s text:c="14"/></text:p>
      <text:p text:style-name="P52"/>
      <text:p text:style-name="P10"/>
      <text:p text:style-name="P10"><text:soft-page-break/></text:p>
      <text:p text:style-name="P10">Filled Forms</text:p>
      <text:p text:style-name="P6"/>
      <text:list xml:id="list235154417351248" text:continue-list="list235153452179959" text:style-name="L1">
        <text:list-item>
          <text:p text:style-name="P15">UR<text:span text:style-name="T10">L : <text:s text:c="3"/></text:span><text:span text:style-name="T2">/</text:span><text:span text:style-name="T5">my</text:span><text:span text:style-name="T3">forms/:</text:span><text:span text:style-name="T6">formName</text:span></text:p>
        </text:list-item>
      </text:list>
      <text:list xml:id="list8113731377126970026" text:style-name="L6">
        <text:list-item>
          <text:p text:style-name="P24">Method: <text:s/><text:span text:style-name="T13">GET</text:span></text:p>
        </text:list-item>
        <text:list-item>
          <text:p text:style-name="P33">Success Response:</text:p>
          <text:list>
            <text:list-item>
              <text:p text:style-name="P33">Code: <text:span text:style-name="T2">200</text:span></text:p>
            </text:list-item>
            <text:list-item>
              <text:p text:style-name="P48">Content<text:span text:style-name="T2">: {‘name’:’’Name”,’education’:’yes’...}</text:span></text:p>
            </text:list-item>
          </text:list>
        </text:list-item>
        <text:list-item>
          <text:p text:style-name="P33">Error Response:</text:p>
          <text:list>
            <text:list-item>
              <text:p text:style-name="P43">Code: <text:span text:style-name="T2">101 </text:span></text:p>
            </text:list-item>
            <text:list-item>
              <text:p text:style-name="P43">Content<text:span text:style-name="T2">: { error : " Permission Denied" }</text:span></text:p>
            </text:list-item>
          </text:list>
        </text:list-item>
      </text:list>
      <text:p text:style-name="P52"/>
      <text:list xml:id="list235154458673770" text:continue-numbering="true" text:style-name="L6">
        <text:list-item>
          <text:list>
            <text:list-item>
              <text:p text:style-name="P43">Code<text:span text:style-name="T2">: <text:s/></text:span><text:span text:style-name="T5">404 NOT FOUND </text:span></text:p>
            </text:list-item>
            <text:list-item>
              <text:p text:style-name="P43">Content<text:span text:style-name="T2">: { error : " </text:span><text:span text:style-name="T6">Not found</text:span><text:span text:style-name="T2">" }</text:span></text:p>
            </text:list-item>
          </text:list>
        </text:list-item>
      </text:list>
      <text:p text:style-name="P52"/>
      <text:p text:style-name="P52"/>
      <text:p text:style-name="P52"/>
      <text:p text:style-name="P7"/>
      <text:list xml:id="list235152648287320" text:continue-list="list235154417351248" text:style-name="L1">
        <text:list-item>
          <text:p text:style-name="P16">UR<text:span text:style-name="T10">L : <text:s text:c="3"/></text:span><text:span text:style-name="T2">/</text:span><text:span text:style-name="T5">my</text:span><text:span text:style-name="T3">forms/</text:span></text:p>
        </text:list-item>
      </text:list>
      <text:list xml:id="list8449875523435720122" text:style-name="L7">
        <text:list-item>
          <text:p text:style-name="P25">Method: <text:s/><text:span text:style-name="T14">POST</text:span></text:p>
        </text:list-item>
        <text:list-item>
          <text:p text:style-name="P34">Success Response:</text:p>
          <text:list>
            <text:list-item>
              <text:p text:style-name="P34">Code: <text:span text:style-name="T2">200</text:span></text:p>
            </text:list-item>
            <text:list-item>
              <text:p text:style-name="P49">Content<text:span text:style-name="T2">: {‘</text:span><text:span text:style-name="T6">Data insertes</text:span><text:span text:style-name="T2">’...}</text:span></text:p>
            </text:list-item>
          </text:list>
        </text:list-item>
        <text:list-item>
          <text:p text:style-name="P34">Error Response:</text:p>
          <text:list>
            <text:list-item>
              <text:p text:style-name="P44">Code: <text:span text:style-name="T2">101 </text:span></text:p>
            </text:list-item>
            <text:list-item>
              <text:p text:style-name="P44">Content<text:span text:style-name="T2">: { error : " Permission Denied" }</text:span></text:p>
            </text:list-item>
          </text:list>
        </text:list-item>
      </text:list>
      <text:p text:style-name="P53"/>
      <text:list xml:id="list235153394712286" text:continue-numbering="true" text:style-name="L7">
        <text:list-item>
          <text:list>
            <text:list-item>
              <text:p text:style-name="P44">Code<text:span text:style-name="T2">: <text:s/></text:span><text:span text:style-name="T5">404 NOT FOUND </text:span></text:p>
            </text:list-item>
            <text:list-item>
              <text:p text:style-name="P44">Content<text:span text:style-name="T2">: { error : " </text:span><text:span text:style-name="T6">Not found</text:span><text:span text:style-name="T2">" }</text:span></text:p>
            </text:list-item>
          </text:list>
        </text:list-item>
      </text:list>
      <text:p text:style-name="P52"/>
      <text:p text:style-name="P52"/>
      <text:p text:style-name="P8"/>
      <text:list xml:id="list235153982813681" text:continue-list="list235152648287320" text:style-name="L1">
        <text:list-item>
          <text:p text:style-name="P17">UR<text:span text:style-name="T10">L : <text:s text:c="3"/></text:span><text:span text:style-name="T2">/</text:span><text:span text:style-name="T7">my</text:span><text:span text:style-name="T3">forms/:</text:span><text:span text:style-name="T4">id</text:span></text:p>
        </text:list-item>
      </text:list>
      <text:list xml:id="list4091117924041136298" text:style-name="L8">
        <text:list-item>
          <text:p text:style-name="P26">Method: <text:s/><text:span text:style-name="T12">DELETE</text:span></text:p>
        </text:list-item>
        <text:list-item>
          <text:p text:style-name="P35">Success Response:</text:p>
          <text:list>
            <text:list-item>
              <text:p text:style-name="P35">Code: <text:span text:style-name="T2">200</text:span></text:p>
            </text:list-item>
          </text:list>
        </text:list-item>
        <text:list-item>
          <text:p text:style-name="P35">Error Response:</text:p>
          <text:list>
            <text:list-item>
              <text:p text:style-name="P45">Code: <text:span text:style-name="T2">101 </text:span></text:p>
            </text:list-item>
            <text:list-item>
              <text:p text:style-name="P45">Content<text:span text:style-name="T2">: { error : " Permission Denied" }</text:span></text:p>
            </text:list-item>
          </text:list>
        </text:list-item>
      </text:list>
      <text:p text:style-name="P54"/>
      <text:list xml:id="list235153329981061" text:continue-numbering="true" text:style-name="L8">
        <text:list-item>
          <text:list>
            <text:list-item>
              <text:p text:style-name="P45">Code<text:span text:style-name="T2">: <text:s/>404 </text:span><text:span text:style-name="T5">NOT FOUND</text:span></text:p>
            </text:list-item>
            <text:list-item>
              <text:p text:style-name="P45"><text:span text:style-name="T2">{ error : "</text:span><text:span text:style-name="T7">data</text:span><text:span text:style-name="T6"> <text:s/>not found</text:span><text:span text:style-name="T2">" }</text:span></text:p>
            </text:list-item>
          </text:list>
        </text:list-item>
      </text:list>
      <text:p text:style-name="P56"/>
      <text:p text:style-name="P56"/>
      <text:p text:style-name="P11">Users</text:p>
      <text:p text:style-name="P9"/>
      <text:list xml:id="list235152448912070" text:continue-list="list235153982813681" text:style-name="L1">
        <text:list-item>
          <text:p text:style-name="P18">UR<text:span text:style-name="T10">L : <text:s text:c="3"/></text:span><text:span text:style-name="T2">/</text:span><text:span text:style-name="T8">users</text:span><text:span text:style-name="T3">/</text:span></text:p>
        </text:list-item>
      </text:list>
      <text:list xml:id="list4435622608811866733" text:style-name="L9">
        <text:list-item>
          <text:p text:style-name="P27">Method: <text:s/><text:span text:style-name="T15">POST</text:span></text:p>
        </text:list-item>
        <text:list-item>
          <text:p text:style-name="P36">Success Response:</text:p>
          <text:list>
            <text:list-item>
              <text:p text:style-name="P36"><text:soft-page-break/>Code: <text:span text:style-name="T2">200</text:span></text:p>
            </text:list-item>
          </text:list>
        </text:list-item>
        <text:list-item>
          <text:p text:style-name="P36">Error Response:</text:p>
          <text:list>
            <text:list-item>
              <text:p text:style-name="P46">Code: <text:span text:style-name="T18">409</text:span><text:span text:style-name="T2"> </text:span></text:p>
            </text:list-item>
            <text:list-item>
              <text:p text:style-name="P46">Content<text:span text:style-name="T2">: { error : " </text:span><text:span text:style-name="T8">User already exist</text:span><text:span text:style-name="T2">" }</text:span></text:p>
            </text:list-item>
          </text:list>
        </text:list-item>
      </text:list>
      <text:p text:style-name="P57"/>
      <text:p text:style-name="P57"/>
      <text:p text:style-name="P57"/>
      <text:list xml:id="list235153681005512" text:continue-list="list235152448912070" text:style-name="L1">
        <text:list-item>
          <text:p text:style-name="P19">UR<text:span text:style-name="T10">L : <text:s text:c="3"/></text:span><text:span text:style-name="T2">/</text:span><text:span text:style-name="T8">users</text:span><text:span text:style-name="T3">/:</text:span><text:span text:style-name="T9">name</text:span></text:p>
        </text:list-item>
      </text:list>
      <text:list xml:id="list6654773208546867585" text:style-name="L10">
        <text:list-item>
          <text:p text:style-name="P28">Method: <text:s/><text:span text:style-name="T16">GET</text:span></text:p>
        </text:list-item>
        <text:list-item>
          <text:p text:style-name="P37">Success Response:</text:p>
          <text:list>
            <text:list-item>
              <text:p text:style-name="P37">Code: <text:span text:style-name="T2">200</text:span></text:p>
            </text:list-item>
            <text:list-item>
              <text:p text:style-name="P50">Content {‘name’:’Name’,’email’:’example@gmail.com’}</text:p>
            </text:list-item>
          </text:list>
        </text:list-item>
        <text:list-item>
          <text:p text:style-name="P37">Error Response:</text:p>
          <text:list>
            <text:list-item>
              <text:p text:style-name="P47">Code: <text:span text:style-name="T19">101</text:span><text:span text:style-name="T2"> </text:span></text:p>
            </text:list-item>
            <text:list-item>
              <text:p text:style-name="P47">Content<text:span text:style-name="T2">: { error : " </text:span><text:span text:style-name="T9">Permission denied</text:span><text:span text:style-name="T2">" }</text:span></text:p>
            </text:list-item>
          </text:list>
        </text:list-item>
      </text:list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2:15:18.834527211</meta:creation-date>
    <dc:date>2017-07-25T23:51:52.131438031</dc:date>
    <meta:editing-duration>PT9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80" meta:word-count="337" meta:character-count="1653" meta:non-whitespace-character-count="1403"/>
  </office:meta>
</office:document-meta>
</file>